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.024cm"/>
    </style:style>
    <style:style style:name="P6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text-align="center"/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4"><text:span text:style-name="T4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3.429cm" svg:height="2.05cm" svg:x="14.448cm" svg:y="6.158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3.683cm" svg:height="1.409cm" svg:x="9.401cm" svg:y="6.482cm">
          <text:p text:style-name="P5"><text:span text:style-name="T1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12cm" svg:height="1.11cm" svg:x="11.748cm" svg:y="9.596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554cm" svg:height="1.445cm" svg:x="4.294cm" svg:y="3.931cm">
          <text:p text:style-name="P2"><text:span text:style-name="T1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08cm" svg:y1="9.596cm" svg:x2="13.305cm" svg:y2="8.658cm" draw:start-shape="id1" draw:start-glue-point="0" draw:end-shape="id2" draw:end-glue-point="2" svg:d="M13308 9596v-469h-3v-469" svg:viewBox="0 0 4 939">
          <text:p/>
        </draw:connector>
        <draw:connector draw:style-name="gr8" draw:text-style-name="P4" draw:layer="layout" svg:x1="16.162cm" svg:y1="6.158cm" svg:x2="13.084cm" svg:y2="4.649cm" draw:start-shape="id3" draw:start-glue-point="0" draw:end-shape="id4" svg:d="M16162 6158v-1509h-3078" svg:viewBox="0 0 3079 1510">
          <text:p/>
        </draw:connector>
        <draw:connector draw:style-name="gr7" draw:text-style-name="P4" draw:layer="layout" svg:x1="11.049cm" svg:y1="2.91cm" svg:x2="11.059cm" svg:y2="1.905cm" draw:end-shape="id5" draw:end-glue-point="2" svg:d="M11049 2910v-239h10v-766" svg:viewBox="0 0 11 1006">
          <text:p/>
        </draw:connector>
        <draw:connector draw:style-name="gr9" draw:text-style-name="P4" draw:layer="layout" svg:x1="14.448cm" svg:y1="7.183cm" svg:x2="13.084cm" svg:y2="7.186cm" draw:start-shape="id3" draw:start-glue-point="3" draw:end-shape="id6" draw:end-glue-point="1" svg:d="M14448 7183h-683v3h-681" svg:viewBox="0 0 1365 4">
          <text:p/>
        </draw:connector>
        <draw:custom-shape draw:style-name="gr3" draw:text-style-name="P4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74cm" svg:height="1.208cm" svg:x="9.372cm" svg:y="0.697cm">
          <text:p text:style-name="P4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3.683cm" svg:height="1.423cm" svg:x="9.401cm" svg:y="3.938cm">
          <text:p text:style-name="P2"><text:span text:style-name="T1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401cm" svg:y1="4.649cm" svg:x2="7.848cm" svg:y2="4.653cm" draw:start-shape="id4" draw:end-shape="id7" svg:d="M9401 4649h-777v4h-776" svg:viewBox="0 0 1554 5">
          <text:p/>
        </draw:connector>
        <draw:connector draw:style-name="gr8" draw:text-style-name="P4" draw:layer="layout" svg:x1="11.242cm" svg:y1="6.482cm" svg:x2="11.242cm" svg:y2="5.361cm" draw:start-shape="id6" draw:start-glue-point="0" draw:end-shape="id4" draw:end-glue-point="2" svg:d="M11242 6482v-1121" svg:viewBox="0 0 1 1122">
          <text:p/>
        </draw:connector>
        <draw:connector draw:style-name="gr8" draw:text-style-name="P4" draw:layer="layout" svg:x1="17.125cm" svg:y1="6.133cm" svg:x2="6.071cm" svg:y2="3.931cm" draw:end-shape="id7" draw:end-glue-point="0" svg:d="M17125 6133v-2729h-11054v527" svg:viewBox="0 0 11055 2730">
          <text:p/>
        </draw:connector>
        <draw:frame draw:style-name="gr13" draw:text-style-name="P9" draw:layer="layout" svg:width="3.821cm" svg:height="0.692cm" svg:x="14.663cm" svg:y="2.283cm">
          <draw:text-box>
            <text:p><text:span text:style-name="T3">Mental Processes</text:span></text:p>
          </draw:text-box>
        </draw:frame>
        <draw:custom-shape draw:style-name="gr14" draw:text-style-name="P4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4" draw:layer="layout" svg:width="3.175cm" svg:height="1.911cm" svg:x="4.826cm" svg:y="8.376cm">
          <draw:text-box>
            <text:p text:style-name="P4"><text:span text:style-name="T4">Mental States</text:span></text:p>
            <text:p text:style-name="P4"><text:span text:style-name="T4">&amp; </text:span></text:p>
            <text:p text:style-name="P4"><text:span text:style-name="T4">Emotion</text:span></text:p>
            <text:p text:style-name="P4"><text:span text:style-name="T4">Instances</text:span></text:p>
          </draw:text-box>
        </draw:frame>
        <draw:connector draw:style-name="gr8" draw:text-style-name="P4" draw:layer="layout" draw:line-skew="0.381cm" svg:x1="9.401cm" svg:y1="7.186cm" svg:x2="7.836cm" svg:y2="5.051cm" draw:start-shape="id6" svg:d="M9401 7186h-665v-2135h-900" svg:viewBox="0 0 1566 2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5-05-24T14:11:34.618994029</dc:date>
    <meta:editing-duration>PT5H37M7S</meta:editing-duration>
    <meta:editing-cycles>173</meta:editing-cycles>
    <meta:generator>LibreOffice/4.2.8.2$Linux_X86_64 LibreOffice_project/420m0$Build-2</meta:generator>
    <meta:document-statistic meta:object-count="21"/>
  </office:meta>
</office:document-meta>
</file>